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="0.99pt groove #000000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99"/>
    <style:style style:name="ce8" style:family="table-cell" style:parent-style-name="Default" style:data-style-name="N99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order="0.99pt groove #000000"/>
      <style:paragraph-properties fo:text-align="center" fo:margin-left="0m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>
      <style:table-cell-properties style:text-align-source="fix" style:repeat-content="tru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-group>
          <table:table-row table:style-name="ro1">
            <table:table-cell table:style-name="ce4" office:value-type="string" calcext:value-type="string">
              <text:p>Author</text:p>
            </table:table-cell>
            <table:table-cell table:style-name="ce4" office:value-type="string" calcext:value-type="string">
              <text:p>Year</text:p>
            </table:table-cell>
            <table:table-cell table:style-name="ce4" office:value-type="string" calcext:value-type="string">
              <text:p>Cluster</text:p>
            </table:table-cell>
            <table:table-cell table:style-name="ce4" office:value-type="string" calcext:value-type="string">
              <text:p>ALL PERIODs</text:p>
            </table:table-cell>
            <table:table-cell table:style-name="ce4" office:value-type="string" calcext:value-type="string">
              <text:p>MASS</text:p>
            </table:table-cell>
            <table:table-cell table:style-name="ce9" office:value-type="string" calcext:value-type="string">
              <text:p>B</text:p>
            </table:table-cell>
            <table:table-cell table:style-name="ce9" office:value-type="string" calcext:value-type="string">
              <text:p>V</text:p>
            </table:table-cell>
            <table:table-cell table:style-name="ce9" office:value-type="string" calcext:value-type="string">
              <text:p>K</text:p>
            </table:table-cell>
            <table:table-cell table:style-name="ce9" office:value-type="string" calcext:value-type="string">
              <text:p>I</text:p>
            </table:table-cell>
            <table:table-cell table:style-name="ce9" office:value-type="string" calcext:value-type="string">
              <text:p>J</text:p>
            </table:table-cell>
            <table:table-cell table:style-name="ce9" office:value-type="string" calcext:value-type="string">
              <text:p>g</text:p>
            </table:table-cell>
            <table:table-cell table:style-name="ce9" office:value-type="string" calcext:value-type="string">
              <text:p>r</text:p>
            </table:table-cell>
            <table:table-cell table:style-name="ce12" office:value-type="string" calcext:value-type="string">
              <text:p>.i</text:p>
            </table:table-cell>
            <table:table-cell office:value-type="string" calcext:value-type="string">
              <text:p>NUMBER</text:p>
            </table:table-cell>
            <table:table-cell table:style-name="Default" office:value-type="string" calcext:value-type="string">
              <text:p>Vizier</text:p>
            </table:table-cell>
            <table:table-cell table:number-columns-repeated="1009"/>
          </table:table-row>
        </table:table-row-group>
        <table:table-row table:style-name="ro2">
          <table:table-cell office:value-type="string" calcext:value-type="string">
            <text:p>Prosser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lpha Persei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number-columns-repeated="6" table:style-name="ce7"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<text:a xlink:href="http://vizier.u-strasbg.fr/viz-bin/VizieR?-source=V/140" xlink:type="simple">http://vizier.u-strasbg.fr/viz-bin/VizieR?-source=V/140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lorm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yades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3" table:style-name="ce7" office:value-type="boolean" office:boolean-value="false" calcext:value-type="boolean">
            <text:p>FALSE</text:p>
          </table:table-cell>
          <table:table-cell office:value-type="float" office:value="62" calcext:value-type="float">
            <text:p>62</text:p>
          </table:table-cell>
          <table:table-cell table:style-name="ce13" office:value-type="string" calcext:value-type="string">
            <text:p><text:a xlink:href="http://vizier.u-strasbg.fr/viz-bin/VizieR-3?-source=J/MNRAS/413/2218/hyades" xlink:type="simple">http://vizier.u-strasbg.fr/viz-bin/VizieR-3?-source=J/MNRAS/413/2218/hyades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ougl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yades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3" table:style-name="ce8" office:value-type="boolean" office:boolean-value="false" calcext:value-type="boolean">
            <text:p>FALS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3" table:style-name="ce7" office:value-type="boolean" office:boolean-value="false" calcext:value-type="boolean">
            <text:p>FALSE</text:p>
          </table:table-cell>
          <table:table-cell office:value-type="float" office:value="65" calcext:value-type="float">
            <text:p>65</text:p>
          </table:table-cell>
          <table:table-cell table:style-name="ce13" office:value-type="string" calcext:value-type="string">
            <text:p><text:a xlink:href="http://vizier.u-strasbg.fr/viz-bin/VizieR-3?-source=J/ApJ/822/47/table4" xlink:type="simple">http://vizier.u-strasbg.fr/viz-bin/VizieR-3?-source=J/ApJ/822/47/table4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di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Hyades</text:p>
          </table:table-cell>
          <table:table-cell table:style-name="ce7"/>
          <table:table-cell table:number-columns-repeated="3"/>
          <table:table-cell table:style-name="Default"/>
          <table:table-cell table:style-name="ce7" office:value-type="boolean" office:boolean-value="false" calcext:value-type="boolean">
            <text:p>FALSE</text:p>
          </table:table-cell>
          <table:table-cell table:style-name="Default" table:number-columns-repeated="2"/>
          <table:table-cell/>
          <table:table-cell table:style-name="ce7" office:value-type="boolean" office:boolean-value="false" calcext:value-type="boolean">
            <text:p>FALSE</text:p>
          </table:table-cell>
          <table:table-cell/>
          <table:table-cell table:style-name="ce13" office:value-type="string" calcext:value-type="string">
            <text:p><text:a xlink:href="http://simbad.u-strasbg.fr/simbad/sim-ref?querymethod=bib&amp;simbo=on&amp;submit=submit+bibcode&amp;bibcode=1987ApJ...321..459R" xlink:type="simple">http://simbad.u-strasbg.fr/simbad/sim-ref?querymethod=bib&amp;simbo=on&amp;submit=submit+bibcode&amp;bibcode=1987ApJ...321..459R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dick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Hyades</text:p>
          </table:table-cell>
          <table:table-cell table:style-name="ce7"/>
          <table:table-cell table:number-columns-repeated="3"/>
          <table:table-cell table:style-name="Default"/>
          <table:table-cell table:style-name="ce7" office:value-type="boolean" office:boolean-value="false" calcext:value-type="boolean">
            <text:p>FALSE</text:p>
          </table:table-cell>
          <table:table-cell table:style-name="Default" table:number-columns-repeated="2"/>
          <table:table-cell/>
          <table:table-cell table:style-name="ce7" office:value-type="boolean" office:boolean-value="false" calcext:value-type="boolean">
            <text:p>FALSE</text:p>
          </table:table-cell>
          <table:table-cell/>
          <table:table-cell table:style-name="ce13" office:value-type="string" calcext:value-type="string">
            <text:p><text:a xlink:href="http://simbad.u-strasbg.fr/simbad/sim-ref?querymethod=bib&amp;simbo=on&amp;submit=submit+bibcode&amp;bibcode=1995ApJ...452..332R" xlink:type="simple">http://simbad.u-strasbg.fr/simbad/sim-ref?querymethod=bib&amp;simbo=on&amp;submit=submit+bibcode&amp;bibcode=1995ApJ...452..332R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ibo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GC 6811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6" table:style-name="ce7" office:value-type="boolean" office:boolean-value="false" calcext:value-type="boolean">
            <text:p>FALS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float" office:value="71" calcext:value-type="float">
            <text:p>71</text:p>
          </table:table-cell>
          <table:table-cell table:style-name="ce13" office:value-type="string" calcext:value-type="string">
            <text:p><text:a xlink:href="http://vizier.u-strasbg.fr/viz-bin/VizieR?-source=J/ApJ/733/L9" xlink:type="simple">http://vizier.u-strasbg.fr/viz-bin/VizieR?-source=J/ApJ/733/L9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tm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leaides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2" table:style-name="ce10" office:value-type="string" calcext:value-type="string">
            <text:p>SOME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" table:style-name="ce7" office:value-type="boolean" office:boolean-value="false" calcext:value-type="boolean">
            <text:p>FALSE</text:p>
          </table:table-cell>
          <table:table-cell office:value-type="float" office:value="383" calcext:value-type="float">
            <text:p>383</text:p>
          </table:table-cell>
          <table:table-cell table:style-name="ce13" office:value-type="string" calcext:value-type="string">
            <text:p><text:a xlink:href="http://vizier.u-strasbg.fr/viz-bin/VizieR?-source=J/MNRAS/408/475" xlink:type="simple">http://vizier.u-strasbg.fr/viz-bin/VizieR?-source=J/MNRAS/408/475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bul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eaides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" table:style-name="ce7" office:value-type="boolean" office:boolean-value="false" calcext:value-type="boolean">
            <text:p>FALSE</text:p>
          </table:table-cell>
          <table:table-cell office:value-type="float" office:value="759" calcext:value-type="float">
            <text:p>759</text:p>
          </table:table-cell>
          <table:table-cell table:style-name="ce13" office:value-type="string" calcext:value-type="string">
            <text:p><text:a xlink:href="http://vizier.u-strasbg.fr/viz-bin/VizieR?-source=J/AJ/152/114" xlink:type="simple">http://vizier.u-strasbg.fr/viz-bin/VizieR?-source=J/AJ/152/114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lorm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raesep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SOM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float" office:value="52" calcext:value-type="float">
            <text:p>52</text:p>
          </table:table-cell>
          <table:table-cell table:style-name="ce13" office:value-type="string" calcext:value-type="string">
            <text:p><text:a xlink:href="http://vizier.u-strasbg.fr/viz-bin/VizieR-3?-source=J/MNRAS/413/2218/praesepe" xlink:type="simple">http://vizier.u-strasbg.fr/viz-bin/VizieR-3?-source=J/MNRAS/413/2218/praesepe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ougla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raesepe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3" table:style-name="ce8" office:value-type="boolean" office:boolean-value="false" calcext:value-type="boolean">
            <text:p>FALSE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3" table:style-name="ce7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float" office:value="794" calcext:value-type="float">
            <text:p>794</text:p>
          </table:table-cell>
          <table:table-cell table:style-name="ce13" office:value-type="string" calcext:value-type="string">
            <text:p><text:a xlink:href="http://vizier.u-strasbg.fr/viz-bin/VizieR?-source=J/ApJ/842/83" xlink:type="simple">http://vizier.u-strasbg.fr/viz-bin/VizieR?-source=J/ApJ/842/83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bul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raesepe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" table:style-name="ce7" office:value-type="boolean" office:boolean-value="false" calcext:value-type="boolean">
            <text:p>FALSE</text:p>
          </table:table-cell>
          <table:table-cell office:value-type="float" office:value="941" calcext:value-type="float">
            <text:p>941</text:p>
          </table:table-cell>
          <table:table-cell table:style-name="ce13" office:value-type="string" calcext:value-type="string">
            <text:p><text:a xlink:href="http://vizier.u-strasbg.fr/viz-bin/VizieR?-source=J/ApJ/839/92" xlink:type="simple">http://vizier.u-strasbg.fr/viz-bin/VizieR?-source=J/ApJ/839/92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ibo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34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number-columns-repeated="6" table:style-name="ce7" office:value-type="boolean" office:boolean-value="false" calcext:value-type="boolean">
            <text:p>FALSE</text:p>
          </table:table-cell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<text:a xlink:href="http://vizier.u-strasbg.fr/viz-bin/VizieR?-source=J/ApJ/733/115" xlink:type="simple">http://vizier.u-strasbg.fr/viz-bin/VizieR?-source=J/ApJ/733/115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ibo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35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SOM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4" table:style-name="ce7" office:value-type="boolean" office:boolean-value="false" calcext:value-type="boolean">
            <text:p>FALSE</text:p>
          </table:table-cell>
          <table:table-cell office:value-type="float" office:value="441" calcext:value-type="float">
            <text:p>441</text:p>
          </table:table-cell>
          <table:table-cell table:style-name="ce13" office:value-type="string" calcext:value-type="string">
            <text:p><text:a xlink:href="http://vizier.u-strasbg.fr/viz-bin/VizieR?-source=J/ApJ/695/679" xlink:type="simple">http://vizier.u-strasbg.fr/viz-bin/VizieR?-source=J/ApJ/695/679</text:a> 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tm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37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575" calcext:value-type="float">
            <text:p>575</text:p>
          </table:table-cell>
          <table:table-cell table:style-name="ce13" office:value-type="string" calcext:value-type="string">
            <text:p><text:a xlink:href="http://vizier.u-strasbg.fr/viz-bin/VizieR?-source=J/ApJ/691/342" xlink:type="simple">http://vizier.u-strasbg.fr/viz-bin/VizieR?-source=J/ApJ/691/342</text:a> 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Rebull</text:p>
          </table:table-cell>
          <table:table-cell office:value-type="float" office:value="2018" calcext:value-type="float">
            <text:p>2018</text:p>
          </table:table-cell>
          <table:table-cell table:style-name="ce6" office:value-type="string" calcext:value-type="string">
            <text:p>Upper Scorpius and ρ Ophiuchus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" table:style-name="ce7" office:value-type="boolean" office:boolean-value="false" calcext:value-type="boolean">
            <text:p>FALSE</text:p>
          </table:table-cell>
          <table:table-cell office:value-type="float" office:value="1313" calcext:value-type="float">
            <text:p>1313</text:p>
          </table:table-cell>
          <table:table-cell table:style-name="ce13" office:value-type="string" calcext:value-type="string">
            <text:p><text:a xlink:href="http://vizier.u-strasbg.fr/viz-bin/VizieR?-source=J/AJ/155/196" xlink:type="simple">http://vizier.u-strasbg.fr/viz-bin/VizieR?-source=J/AJ/155/196</text:a> </text:p>
          </table:table-cell>
          <table:table-cell table:number-columns-repeated="100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3:05:45.3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6:34:35.413154560</meta:creation-date>
    <dc:date>2019-10-01T17:11:46.214000000</dc:date>
    <meta:editing-duration>PT3H8M16S</meta:editing-duration>
    <meta:editing-cycles>5</meta:editing-cycles>
    <meta:generator>LibreOffice/6.1.4.2$Windows_X86_64 LibreOffice_project/9d0f32d1f0b509096fd65e0d4bec26ddd1938fd3</meta:generator>
    <meta:document-statistic meta:table-count="1" meta:cell-count="222" meta:object-count="0"/>
  </office:meta>
</office:document-meta>
</file>